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sfa fdsfa fdsd ff fs fs</text:p>
      <text:p text:style-name="Standard"><text:s/>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/>
      <text:p text:style-name="Standard">Dsfa fdsfa fdsd ff fs fs</text:p>
      <text:p text:style-name="Standard"><text:s/>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<text:soft-page-break/>dffffffffffffffffffffffffffffffffffffffffffffffffffffffffffffffdfddsdffffffffffffffffffffffffffffffffffffffffffffffffffffffffffffffffffffffffffffffffffffffffffffffffffffffffffffffffff</text:p>
      <text:p text:style-name="Standard"/>
      <text:p text:style-name="Standard">Dsfa fdsfa fdsd ff fs fs</text:p>
      <text:p text:style-name="Standard"><text:s/>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</text:p>
      <text:p text:style-name="Standard"><text:s/>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<text:soft-page-break/>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</text:p>
      <text:p text:style-name="Standard"><text:s/>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/>
      <text:p text:style-name="Standard"/>
      <text:p text:style-name="Standard">Dsfa fdsfa fdsd ff fs fs</text:p>
      <text:p text:style-name="Standard"><text:s/>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<text:soft-page-break/>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</text:p>
      <text:p text:style-name="Standard"><text:s/>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</text:p>
      <text:p text:style-name="Standard"><text:s/>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<text:soft-page-break/>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/>
      <text:p text:style-name="Standard">Dsfa fdsfa fdsd ff fs fs</text:p>
      <text:p text:style-name="Standard"><text:s/>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>Dsfa fdsfa fdsd ff fs fs dffffffffffffffffffffffffffffffffffffffffffffffffffffffffffffffdfddsdffffffffffffffffffffffffffffffffffffffffffffffffffffffffffffffffffffffffffffffffffffffffffffffffffffffffffffffffff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0T17:00:27.48</meta:creation-date>
    <meta:document-statistic meta:table-count="0" meta:image-count="0" meta:object-count="0" meta:page-count="5" meta:paragraph-count="81" meta:word-count="504" meta:character-count="14976"/>
    <dc:date>2015-02-10T17:01:18.08</dc:date>
    <meta:editing-duration>PT52S</meta:editing-duration>
    <meta:editing-cycles>1</meta:editing-cycles>
    <meta:generator>OpenOffice/4.1.1$Win32 OpenOffice.org_project/411m6$Build-9775</meta:generator>
  </office:meta>
</office:document-meta>
</file>